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617*"/>
    </style:style>
    <style:style style:name="Table1.B" style:family="table-column">
      <style:table-column-properties style:rel-column-width="18724*"/>
    </style:style>
    <style:style style:name="Table1.C" style:family="table-column">
      <style:table-column-properties style:rel-column-width="18724*"/>
    </style:style>
    <style:style style:name="Table1.D" style:family="table-column">
      <style:table-column-properties style:rel-column-width="22469*"/>
    </style:style>
  </office:automatic-styles>
  <office:body>
    <office:text>
      <text:h text:style-name="Heading_20_1" text:outline-level="1"><text:bookmark-start text:name="micro-lending-app-requirements-review"/>Micro-Lending App Requirements Review<text:bookmark-end text:name="micro-lending-app-requirements-review"/></text:h>
      <text:h text:style-name="Heading_20_2" text:outline-level="2"><text:bookmark-start text:name="snapshot"/>1. Snapshot<text:bookmark-end text:name="snapshot"/></text:h>
      <text:list text:style-name="L1">
        <text:list-item>
          <text:p text:style-name="P1"><text:span text:style-name="T1">Audience</text:span>: Business stakeholders validating scope and developers planning implementation</text:p>
        </text:list-item>
        <text:list-item>
          <text:p text:style-name="P1"><text:span text:style-name="T1">Objective</text:span>: Deliver a mobile-first Django web app that allows low-bandwidth users to authenticate via WhatsApp OTP, complete KYC, understand their borrowing power, and request loans.</text:p>
        </text:list-item>
        <text:list-item>
          <text:p text:style-name="P1"><text:span text:style-name="T1">Primary Users</text:span>: Borrowers using feature phones or low-cost Android devices; internal administrators leveraging Django admin.</text:p>
        </text:list-item>
      </text:list>
      <text:h text:style-name="Heading_20_2" text:outline-level="2"><text:bookmark-start text:name="guiding-goals"/>2. Guiding Goals<text:bookmark-end text:name="guiding-goals"/></text:h>
      <text:list text:style-name="L2">
        <text:list-item>
          <text:p text:style-name="P2">Launch an MVP that works reliably on lightweight mobile browsers (&lt;20 KB page weight, minimal JavaScript).</text:p>
        </text:list-item>
        <text:list-item>
          <text:p text:style-name="P2">Ensure KYC capture meets regulatory expectations while remaining low friction for borrowers.</text:p>
        </text:list-item>
        <text:list-item>
          <text:p text:style-name="P2">Provide transparent scoring and borrowing limits, including clear fees and required actions to unlock higher levels.</text:p>
        </text:list-item>
        <text:list-item>
          <text:p text:style-name="P2">Keep administration inside Django admin; no custom back-office build for this phase.</text:p>
        </text:list-item>
      </text:list>
      <text:h text:style-name="Heading_20_2" text:outline-level="2"><text:bookmark-start text:name="experience-overview"/>3. Experience Overview<text:bookmark-end text:name="experience-overview"/></text:h>
      <text:list text:style-name="L3">
        <text:list-item>
          <text:p text:style-name="P3">User enters phone number and receives a WhatsApp OTP.</text:p>
        </text:list-item>
        <text:list-item>
          <text:p text:style-name="P3">After OTP verification, user lands on a mobile dashboard showing KYC state, score, borrowing power, invite link, and required next actions.</text:p>
        </text:list-item>
        <text:list-item>
          <text:p text:style-name="P3">User completes questionnaire (10 questions) to unlock KYC Level 1 and Ltd borrowing.</text:p>
        </text:list-item>
        <text:list-item>
          <text:p text:style-name="P3">User optionally uploads supporting documents to earn KYC Level 2 and higher limit.</text:p>
        </text:list-item>
        <text:list-item>
          <text:p text:style-name="P3">User increases score by inviting others or uploading phone bill evidence.</text:p>
        </text:list-item>
        <text:list-item>
          <text:p text:style-name="P3">User requests a loan; system records transaction, applies configurable fee, and routes to admin for approval.</text:p>
        </text:list-item>
        <text:list-item>
          <text:p text:style-name="P3">Admin reviews KYC and borrowing transactions inside Django admin.</text:p>
        </text:list-item>
      </text:list>
      <text:h text:style-name="Heading_20_2" text:outline-level="2"><text:bookmark-start text:name="functional-requirements"/>4. Functional Requirements<text:bookmark-end text:name="functional-requirements"/></text:h>
      <text:h text:style-name="Heading_20_3" text:outline-level="3"><text:bookmark-start text:name="authentication-access"/>4.1 Authentication &amp; Access<text:bookmark-end text:name="authentication-access"/></text:h>
      <text:list text:style-name="L4">
        <text:list-item>
          <text:p text:style-name="P4"><text:span text:style-name="T1">Business Need</text:span>: Borrowers authenticate with OTP via WhatsApp; administrators continue to use Django admin credentials.</text:p>
        </text:list-item>
        <text:list-item>
          <text:p text:style-name="P4"><text:span text:style-name="T1">User Story</text:span>: As a borrower, I want to sign up and log in with my phone number so I can access the lending dashboard without remembering a password.</text:p>
        </text:list-item>
        <text:list-item>
          <text:p text:style-name="P4"><text:span text:style-name="T1">Acceptance Criteria</text:span>:</text:p>
          <text:list text:style-name="L5">
            <text:list-item>
              <text:p text:style-name="P5">Borrower enters phone number, receives OTP via WhatsApp, and can request a resend after expiry.</text:p>
            </text:list-item>
            <text:list-item>
              <text:p text:style-name="P5">OTP codes expire after 5 minutes and only 3 attempts are permitted before reissuing.</text:p>
            </text:list-item>
            <text:list-item>
              <text:p text:style-name="P5">Successful verification creates or loads a <text:span text:style-name="Source_Text">User</text:span> keyed by <text:span text:style-name="Source_Text">phone_number</text:span>; password remains unusable.</text:p>
            </text:list-item>
            <text:list-item>
              <text:p text:style-name="P5">Sessions time out per Django defaults; logout ends session.</text:p>
            </text:list-item>
            <text:list-item>
              <text:p text:style-name="P5">Admin accounts remain accessible via <text:span text:style-name="Source_Text">/admin/</text:span> using Django’s default authentication.</text:p>
            </text:list-item>
          </text:list>
        </text:list-item>
        <text:list-item>
          <text:p text:style-name="P4"><text:span text:style-name="T1">Technical Notes</text:span>:</text:p>
          <text:list text:style-name="L6">
            <text:list-item>
              <text:p text:style-name="P6">Integrate Twilio WhatsApp API (or configurable provider) for OTP delivery.</text:p>
            </text:list-item>
            <text:list-item>
              <text:p text:style-name="P6">Store OTP metadata (code, expiry, attempts, phone number, is_used flag).</text:p>
            </text:list-item>
            <text:list-item>
              <text:p text:style-name="P6">Capture WhatsApp opt-in status where required by provider policies.</text:p>
            </text:list-item>
          </text:list>
        </text:list-item>
      </text:list>
      <text:h text:style-name="Heading_20_3" text:outline-level="3"><text:bookmark-start text:name="dashboard-post-login"/>4.2 Dashboard (Post-Login)<text:bookmark-end text:name="dashboard-post-login"/></text:h>
      <text:list text:style-name="L7">
        <text:list-item>
          <text:p text:style-name="P7"><text:span text:style-name="T1">Business Need</text:span>: Single mobile-friendly page summarizing eligibility, score, and next steps.</text:p>
        </text:list-item>
        <text:list-item>
          <text:p text:style-name="P7"><text:span text:style-name="T1">Data Elements</text:span>:</text:p>
          <text:list text:style-name="L8">
            <text:list-item>
              <text:p text:style-name="P8"><text:span text:style-name="Source_Text">kyc_level</text:span> (0 none, 1 level 1, 2 level 2).</text:p>
            </text:list-item>
            <text:list-item>
              <text:p text:style-name="P8"><text:span text:style-name="Source_Text">score</text:span> (integer).</text:p>
            </text:list-item>
            <text:list-item>
              <text:p text:style-name="P8"><text:span text:style-name="Source_Text">borrow_limit.available_borrow</text:span>, <text:span text:style-name="Source_Text">borrow_limit.max_borrow_amount</text:span>, <text:span text:style-name="Source_Text">borrow_limit.is_locked</text:span>.</text:p>
            </text:list-item>
            <text:list-item>
              <text:p text:style-name="P8"><text:span text:style-name="Source_Text">aid_recipient</text:span> flag (default <text:span text:style-name="Source_Text">True</text:span>).</text:p>
            </text:list-item>
            <text:list-item>
              <text:p text:style-name="P8"><text:span text:style-name="Source_Text">whatsapp_number</text:span> display (masked for privacy if desired).</text:p>
            </text:list-item>
          </text:list>
        </text:list-item>
        <text:list-item>
          <text:p text:style-name="P7"><text:span text:style-name="T1">UI Rules</text:span>:</text:p>
          <text:list text:style-name="L9">
            <text:list-item>
              <text:p text:style-name="P9">Layout optimized for screens &lt;= 480px wide; inline CSS, no heavy frameworks.</text:p>
            </text:list-item>
            <text:list-item>
              <text:p text:style-name="P9">Buttons trigger server navigations; JavaScript limited to progressive enhancement (optional Ajax).</text:p>
            </text:list-item>
            <text:list-item>
              <text:p text:style-name="P9">Borrow card stays locked, showing required action message until questionnaire completion.</text:p>
            </text:list-item>
            <text:list-item>
              <text:p text:style-name="P9">Provide CTA tiles: <text:span text:style-name="Source_Text">Complete Questionnaire</text:span>, <text:span text:style-name="Source_Text">Invite via WhatsApp</text:span>, <text:span text:style-name="Source_Text">Upload Phone Bill</text:span>, <text:span text:style-name="Source_Text">Borrow Money</text:span>.</text:p>
            </text:list-item>
            <text:list-item>
              <text:p text:style-name="P9">Invitation action opens native WhatsApp share intent with referral link when available.</text:p>
            </text:list-item>
          </text:list>
        </text:list-item>
        <text:list-item>
          <text:p text:style-name="P7"><text:span text:style-name="T1">Acceptance Criteria</text:span>:</text:p>
          <text:list text:style-name="L10">
            <text:list-item>
              <text:p text:style-name="P10">Dashboard displays the current KYC level badge, score, borrowed history snippet, and outstanding docs.</text:p>
            </text:list-item>
            <text:list-item>
              <text:p text:style-name="P10">Locked states show explicit messaging and disable navigation until prerequisites met.</text:p>
            </text:list-item>
            <text:list-item>
              <text:p text:style-name="P10">Aid recipient flag shown and editable (future phase) via settings or support request.</text:p>
            </text:list-item>
          </text:list>
        </text:list-item>
      </text:list>
      <text:h text:style-name="Heading_20_3" text:outline-level="3"><text:bookmark-start text:name="kyc-levels"/>4.3 KYC Levels<text:bookmark-end text:name="kyc-levels"/></text:h>
      <text:list text:style-name="L11">
        <text:list-item>
          <text:p text:style-name="P11"><text:span text:style-name="T1">Level 1 (Questionnaire)</text:span>:</text:p>
          <text:list text:style-name="L12">
            <text:list-item>
              <text:p text:style-name="P12">Unlock condition: all 10 questionnaire answers submitted, unique identifier generated (<text:span text:style-name="Source_Text">phone_number + date_of_birth + id_number</text:span>).</text:p>
            </text:list-item>
            <text:list-item>
              <text:p text:style-name="P12">Upon completion, set <text:span text:style-name="Source_Text">kyc_level = 1</text:span>, award configured score bonus, unlock initial borrow limit (default 20 units).</text:p>
            </text:list-item>
          </text:list>
        </text:list-item>
        <text:list-item>
          <text:p text:style-name="P11"><text:span text:style-name="T1">Level 2 (Document Upload)</text:span>:</text:p>
          <text:list text:style-name="L13">
            <text:list-item>
              <text:p text:style-name="P13">Required uploads: business registration proof, electricity bill (images or PDFs, max size configurable, e.g., 5 MB).</text:p>
            </text:list-item>
            <text:list-item>
              <text:p text:style-name="P13">Admin verification required before setting <text:span text:style-name="Source_Text">kyc_level = 2</text:span> and updating borrow limit/score per rules.</text:p>
            </text:list-item>
          </text:list>
        </text:list-item>
        <text:list-item>
          <text:p text:style-name="P11"><text:span text:style-name="T1">Administrative Workflow</text:span>:</text:p>
          <text:list text:style-name="L14">
            <text:list-item>
              <text:p text:style-name="P14">Django admin list views for incomplete/awaiting verification profiles.</text:p>
            </text:list-item>
            <text:list-item>
              <text:p text:style-name="P14">Ability to approve/reject documents, add notes, and record verified timestamp/user.</text:p>
            </text:list-item>
          </text:list>
        </text:list-item>
      </text:list>
      <text:h text:style-name="Heading_20_3" text:outline-level="3"><text:bookmark-start text:name="questionnaire-capture"/>4.4 Questionnaire Capture<text:bookmark-end text:name="questionnaire-capture"/></text:h>
      <text:list text:style-name="L15">
        <text:list-item>
          <text:p text:style-name="P15"><text:span text:style-name="T1">Question Set</text:span> (always presented in order):</text:p>
          <text:list text:style-name="L16">
            <text:list-item>
              <text:p text:style-name="P16">“Say your full name as on your ID. (You can also type.)”</text:p>
            </text:list-item>
            <text:list-item>
              <text:p text:style-name="P16">“Date of birth. Use keypad: DDMMYYYY.”</text:p>
            </text:list-item>
            <text:list-item>
              <text:p text:style-name="P16">“City or village where you live. (You can say nearest market or landmark.)”</text:p>
            </text:list-item>
            <text:list-item>
              <text:p text:style-name="P16">“Mobile money number. Use keypad.”</text:p>
            </text:list-item>
            <text:list-item>
              <text:p text:style-name="P16">“ID type. Say: national ID, voter card, passport, or other.”</text:p>
            </text:list-item>
            <text:list-item>
              <text:p text:style-name="P16">“ID number. Use keypad.”</text:p>
            </text:list-item>
            <text:list-item>
              <text:p text:style-name="P16">“You have a business? Press 1 Yes, 2 No.”</text:p>
            </text:list-item>
            <text:list-item>
              <text:p text:style-name="P16">“Are you the only owner? Press 1 Yes, 2 No.”</text:p>
            </text:list-item>
            <text:list-item>
              <text:p text:style-name="P16">“What do you do or sell? One sentence.”</text:p>
            </text:list-item>
            <text:list-item>
              <text:p text:style-name="P16">“Loan purpose in one sentence.”</text:p>
            </text:list-item>
          </text:list>
        </text:list-item>
        <text:list-item>
          <text:p text:style-name="P15"><text:span text:style-name="T1">UX Expectations</text:span>:</text:p>
          <text:list text:style-name="L17">
            <text:list-item>
              <text:p text:style-name="P17">One lightweight page per question (or a single form with show/hide) with auto-save.</text:p>
            </text:list-item>
            <text:list-item>
              <text:p text:style-name="P17">Support text input; optional audio recording can be captured for future voice-to-text but not required for MVP.</text:p>
            </text:list-item>
            <text:list-item>
              <text:p text:style-name="P17">Validation includes required fields, DOB format, mobile money pattern, and accepted ID type values.</text:p>
            </text:list-item>
            <text:list-item>
              <text:p text:style-name="P17">Allow editing answers before final submission; once submitted, changes require admin review.</text:p>
            </text:list-item>
          </text:list>
        </text:list-item>
        <text:list-item>
          <text:p text:style-name="P15"><text:span text:style-name="T1">Data Model</text:span>:</text:p>
          <text:list text:style-name="L18">
            <text:list-item>
              <text:p text:style-name="P18"><text:span text:style-name="Source_Text">KYCProfile</text:span> holds aggregated fields, timestamps for Level 1/2 completion, and <text:span text:style-name="Source_Text">unique_identifier</text:span> property.</text:p>
            </text:list-item>
            <text:list-item>
              <text:p text:style-name="P18"><text:span text:style-name="Source_Text">QuestionnaireResponse</text:span> stores individual question index, text, answer, and <text:span text:style-name="Source_Text">answered_at</text:span> timestamp.</text:p>
            </text:list-item>
          </text:list>
        </text:list-item>
      </text:list>
      <text:h text:style-name="Heading_20_3" text:outline-level="3"><text:bookmark-start text:name="scoring"/>4.5 Scoring<text:bookmark-end text:name="scoring"/></text:h>
      <text:list text:style-name="L19">
        <text:list-item>
          <text:p text:style-name="P19"><text:span text:style-name="T1">Score Drivers</text:span>:</text:p>
          <text:list text:style-name="L20">
            <text:list-item>
              <text:p text:style-name="P20">KYC Level 1 completion (automatic award, configurable points).</text:p>
            </text:list-item>
            <text:list-item>
              <text:p text:style-name="P20">KYC Level 2 verification (additional points after admin approval).</text:p>
            </text:list-item>
            <text:list-item>
              <text:p text:style-name="P20">Successful referrals (invite accepted and verified new borrower).</text:p>
            </text:list-item>
            <text:list-item>
              <text:p text:style-name="P20">Verified phone bill uploads.</text:p>
            </text:list-item>
            <text:list-item>
              <text:p text:style-name="P20">Admin manual adjustments.</text:p>
            </text:list-item>
          </text:list>
        </text:list-item>
        <text:list-item>
          <text:p text:style-name="P19"><text:span text:style-name="T1">UI Requirements</text:span>:</text:p>
          <text:list text:style-name="L21">
            <text:list-item>
              <text:p text:style-name="P21">Score card explains current score, history link, and available actions to increase score.</text:p>
            </text:list-item>
            <text:list-item>
              <text:p text:style-name="P21">History page/table (future iteration) lists <text:span text:style-name="Source_Text">ScoreLog</text:span> entries.</text:p>
            </text:list-item>
          </text:list>
        </text:list-item>
        <text:list-item>
          <text:p text:style-name="P19"><text:span text:style-name="T1">Acceptance Criteria</text:span>:</text:p>
          <text:list text:style-name="L22">
            <text:list-item>
              <text:p text:style-name="P22">Score recalculated atomically when awarding points and persisted to <text:span text:style-name="Source_Text">User.score</text:span>.</text:p>
            </text:list-item>
            <text:list-item>
              <text:p text:style-name="P22">Each change recorded in <text:span text:style-name="Source_Text">ScoreLog</text:span> with previous/new values and reason.</text:p>
            </text:list-item>
            <text:list-item>
              <text:p text:style-name="P22">Referral codes unique per referrer; invitation link deep-links to OTP flow with referral metadata.</text:p>
            </text:list-item>
            <text:list-item>
              <text:p text:style-name="P22">Handled by a Django Managmeent command that can be run on a schedule (cron or other)</text:p>
            </text:list-item>
          </text:list>
        </text:list-item>
      </text:list>
      <text:h text:style-name="Heading_20_3" text:outline-level="3"><text:bookmark-start text:name="borrowing-flow"/>4.6 Borrowing Flow<text:bookmark-end text:name="borrowing-flow"/></text:h>
      <text:list text:style-name="L23">
        <text:list-item>
          <text:p text:style-name="P23"><text:span text:style-name="T1">Preconditions</text:span>: <text:span text:style-name="Source_Text">BorrowLimit.is_locked = False</text:span>, <text:span text:style-name="Source_Text">available_borrow &gt; 0</text:span>.</text:p>
        </text:list-item>
        <text:list-item>
          <text:p text:style-name="P23"><text:span text:style-name="T1">Borrow Request</text:span>:</text:p>
          <text:list text:style-name="L24">
            <text:list-item>
              <text:p text:style-name="P24">User selects amount up to <text:span text:style-name="Source_Text">available_borrow</text:span>; default limit 20 until scoring rules update.</text:p>
            </text:list-item>
            <text:list-item>
              <text:p text:style-name="P24">Fee (percentage from <text:span text:style-name="Source_Text">settings.BORROW_FEE_PERCENT</text:span>) shown before confirmation.</text:p>
            </text:list-item>
            <text:list-item>
              <text:p text:style-name="P24">Confirmation screen summarises amount requested, fee, total debit, and repayment reminder.</text:p>
            </text:list-item>
            <text:list-item>
              <text:p text:style-name="P24">Submission creates <text:span text:style-name="Source_Text">BorrowTransaction</text:span> with <text:span text:style-name="Source_Text">status = pending</text:span>, records <text:span text:style-name="Source_Text">amount_before</text:span>, <text:span text:style-name="Source_Text">amount_requested</text:span>, <text:span text:style-name="Source_Text">borrow_fee</text:span>, <text:span text:style-name="Source_Text">amount_debit</text:span>, <text:span text:style-name="Source_Text">amount_after</text:span> (calculated), and timestamps.</text:p>
            </text:list-item>
          </text:list>
        </text:list-item>
        <text:list-item>
          <text:p text:style-name="P23"><text:span text:style-name="T1">Post-Request Handling</text:span>:</text:p>
          <text:list text:style-name="L25">
            <text:list-item>
              <text:p text:style-name="P25">Borrow limit <text:span text:style-name="Source_Text">available_borrow</text:span> reduced immediately or upon admin approval (define rule—default: deduct on approval).</text:p>
            </text:list-item>
            <text:list-item>
              <text:p text:style-name="P25">Admin approves/declines in Django admin; approval sets <text:span text:style-name="Source_Text">processed = True</text:span>, <text:span text:style-name="Source_Text">status = approved</text:span>, <text:span text:style-name="Source_Text">processed_at</text:span> timestamp.</text:p>
            </text:list-item>
            <text:list-item>
              <text:p text:style-name="P25">Rejections restore available amount automatically.</text:p>
            </text:list-item>
            <text:list-item>
              <text:p text:style-name="P25">Repayments recorded via <text:span text:style-name="Source_Text">BorrowRepayment</text:span> linked back to transaction; once paid, status updates to <text:span text:style-name="Source_Text">repaid</text:span>.</text:p>
            </text:list-item>
          </text:list>
        </text:list-item>
        <text:list-item>
          <text:p text:style-name="P23"><text:span text:style-name="T1">Notifications</text:span>: optional WhatsApp messages for approval or repayment reminders (out of scope for MVP but capture hooks).</text:p>
        </text:list-item>
      </text:list>
      <text:h text:style-name="Heading_20_3" text:outline-level="3"><text:bookmark-start text:name="administration"/>4.7 Administration<text:bookmark-end text:name="administration"/></text:h>
      <text:list text:style-name="L26">
        <text:list-item>
          <text:p text:style-name="P26">Operate entirely inside Django admin with tailored list filters for:</text:p>
          <text:list text:style-name="L27">
            <text:list-item>
              <text:p text:style-name="P27">Pending KYC Level 2 documents.</text:p>
            </text:list-item>
            <text:list-item>
              <text:p text:style-name="P27">Pending borrow transactions.</text:p>
            </text:list-item>
            <text:list-item>
              <text:p text:style-name="P27">Referral approvals or fraud checks.</text:p>
            </text:list-item>
            <text:list-item>
              <text:p text:style-name="P27">Score adjustments and audit logs.</text:p>
            </text:list-item>
          </text:list>
        </text:list-item>
        <text:list-item>
          <text:p text:style-name="P26">Admin actions to resend OTP manually are out of MVP scope.</text:p>
        </text:list-item>
        <text:list-item>
          <text:p text:style-name="P26">Ensure audit trail of admin user performing approvals.</text:p>
        </text:list-item>
      </text:list>
      <text:h text:style-name="Heading_20_2" text:outline-level="2"><text:bookmark-start text:name="data-integration-notes"/>5. Data &amp; Integration Notes<text:bookmark-end text:name="data-integration-notes"/></text:h>
      <text:list text:style-name="L28">
        <text:list-item>
          <text:p text:style-name="P28"><text:span text:style-name="T1">Core Tables</text:span>: <text:span text:style-name="Source_Text">User</text:span>, <text:span text:style-name="Source_Text">WhatsAppUser</text:span>, <text:span text:style-name="Source_Text">OTP</text:span>, <text:span text:style-name="Source_Text">KYCProfile</text:span>, <text:span text:style-name="Source_Text">QuestionnaireResponse</text:span>, <text:span text:style-name="Source_Text">KYCDocument</text:span>, <text:span text:style-name="Source_Text">ScoreLog</text:span>, <text:span text:style-name="Source_Text">PhoneBillUpload</text:span>, <text:span text:style-name="Source_Text">Referral</text:span>, <text:span text:style-name="Source_Text">ScoreRule</text:span>, <text:span text:style-name="Source_Text">BorrowLimit</text:span>, <text:span text:style-name="Source_Text">BorrowTransaction</text:span>, <text:span text:style-name="Source_Text">BorrowRepayment</text:span>.</text:p>
        </text:list-item>
        <text:list-item>
          <text:p text:style-name="P28"><text:span text:style-name="T1">Unique Identifier</text:span>: <text:span text:style-name="Source_Text">whatsapp_number + date_of_birth + id_number</text:span> stored on <text:span text:style-name="Source_Text">KYCProfile</text:span> and enforced unique (use DB constraint to prevent duplicates).</text:p>
        </text:list-item>
        <text:list-item>
          <text:p text:style-name="P28"><text:span text:style-name="T1">File Storage</text:span>: Local filesystem for dev, S3-compatible for production; enforce max upload size and allowed MIME types.</text:p>
        </text:list-item>
        <text:list-item>
          <text:p text:style-name="P28"><text:span text:style-name="T1">Settings Hooks</text:span>: expose Twilio credentials, OTP validity, borrow fee percent, referral points, phone bill points, maximum upload sizes, and allowed origin countries via environment variables.</text:p>
        </text:list-item>
        <text:list-item>
          <text:p text:style-name="P28"><text:span text:style-name="T1">Security</text:span>: rate-limit OTP requests per phone/IP; log suspicious attempts; ensure OTP codes hashed at rest if compliance requires.</text:p>
        </text:list-item>
      </text:list>
      <text:h text:style-name="Heading_20_2" text:outline-level="2"><text:bookmark-start text:name="non-functional-requirements"/>6. Non-Functional Requirements<text:bookmark-end text:name="non-functional-requirements"/></text:h>
      <text:list text:style-name="L29">
        <text:list-item>
          <text:p text:style-name="P29"><text:span text:style-name="T1">Performance</text:span>: Render HTML pages &lt; 200 ms server time; total asset size &lt; 20 KB per page where possible.</text:p>
        </text:list-item>
        <text:list-item>
          <text:p text:style-name="P29"><text:span text:style-name="T1">Accessibility</text:span>: WCAG AA-friendly color contrast, text size &gt;= 14px, keyboard navigation supported.</text:p>
        </text:list-item>
        <text:list-item>
          <text:p text:style-name="P29"><text:span text:style-name="T1">Localization</text:span>: English copy for MVP with hooks for future translation.</text:p>
        </text:list-item>
        <text:list-item>
          <text:p text:style-name="P29"><text:span text:style-name="T1">Availability</text:span>: Target 99% uptime for MVP; schedule Twilio monitoring.</text:p>
        </text:list-item>
        <text:list-item>
          <text:p text:style-name="P29"><text:span text:style-name="T1">Compliance</text:span>: Store personal data in encrypted rest storage; log consent (<text:span text:style-name="Source_Text">Consent. 'I agree to electronic verification and credit checks.'</text:span>).</text:p>
        </text:list-item>
      </text:list>
      <text:h text:style-name="Heading_20_2" text:outline-level="2"><text:bookmark-start text:name="open-questions-assumptions"/>7. Open Questions &amp; Assumptions<text:bookmark-end text:name="open-questions-assumptions"/></text:h>
      <text:list text:style-name="L30">
        <text:list-item>
          <text:p text:style-name="P30">Confirm Twilio (or alternative) WhatsApp Business API approval and messaging templates.</text:p>
        </text:list-item>
        <text:list-item>
          <text:p text:style-name="P30">Determine whether questionnaire supports audio capture in MVP or text only.</text:p>
        </text:list-item>
        <text:list-item>
          <text:p text:style-name="P30">Clarify currency and base borrowing unit (e.g., USD, CFA, NGN) for limits and fees.</text:p>
        </text:list-item>
        <text:list-item>
          <text:p text:style-name="P30">Define repayment workflow deadlines and reminders.</text:p>
        </text:list-item>
        <text:list-item>
          <text:p text:style-name="P30">Decide if borrow limit reduces immediately (on request) or after admin approval.</text:p>
        </text:list-item>
        <text:list-item>
          <text:p text:style-name="P30">Establish regulatory requirements for document retention and consent language per target country.</text:p>
        </text:list-item>
      </text:list>
      <text:h text:style-name="Heading_20_2" text:outline-level="2"><text:bookmark-start text:name="phasing-recommendation"/>8. Phasing Recommendation<text:bookmark-end text:name="phasing-recommendation"/></text:h>
      <text:list text:style-name="L31">
        <text:list-item>
          <text:p text:style-name="P31"><text:span text:style-name="T1">Phase 1</text:span>: OTP auth, dashboard shell, questionnaire submission, KYC Level 1 unlock, initial borrow request recording (admin manual processing).</text:p>
        </text:list-item>
        <text:list-item>
          <text:p text:style-name="P31"><text:span text:style-name="T1">Phase 2</text:span>: Document upload + admin verification, score history, referral link, phone bill uploads.</text:p>
        </text:list-item>
        <text:list-item>
          <text:p text:style-name="P31"><text:span text:style-name="T1">Phase 3</text:span>: Notifications, repayment automation, analytics, localization.</text:p>
        </text:list-item>
      </text:list>
      <text:h text:style-name="Heading_20_2" text:outline-level="2"><text:bookmark-start text:name="appendix-questionnaire-validation-rules"/>9. Appendix: Questionnaire Validation Rules<text:bookmark-end text:name="appendix-questionnaire-validation-rules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Question</text:p>
            </table:table-cell>
            <table:table-cell table:style-name="TableHeaderRowCell" office:value-type="string">
              <text:p text:style-name="Table_20_Heading">Required</text:p>
            </table:table-cell>
            <table:table-cell table:style-name="TableHeaderRowCell" office:value-type="string">
              <text:p text:style-name="Table_20_Heading">Valid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Full legal name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Alphabetic plus spaces; 3-120 chars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Date of birth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text:span text:style-name="Source_Text">DDMMYYYY</text:span>; convertible to valid date; age &gt;= 18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City/village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Text 2-120 chars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Mobile money number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Country-specific regex; up to 15 digits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ID type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One of: national_id, voter_card, passport, other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ID number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4-30 alphanumeric chars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Business owner?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text:span text:style-name="Source_Text">1</text:span> for yes, <text:span text:style-name="Source_Text">2</text:span> for no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Sole owner?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text:span text:style-name="Source_Text">1</text:span> or <text:span text:style-name="Source_Text">2</text:span>; skip logic if Q7 = No (optional)</text:p>
          </table:table-cell>
        </table:table-row>
        <table:table-row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Business description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5-160 chars</text:p>
          </table:table-cell>
        </table:table-row>
        <table:table-row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Loan purpose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5-160 chars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1</meta:generator>
    <dc:title/>
    <dc:description/>
    <dc:subject/>
    <meta:keyword/>
    <meta:initial-creator/>
    <dc:creator/>
    <meta:creation-date>2025-10-21T12:37:00Z</meta:creation-date>
    <dc:date>2025-10-21T12:37:00Z</dc:date>
  </office:meta>
</office:document-meta>
</file>